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08cm" fo:min-width="2.407cm"/>
    </style:style>
    <style:style style:name="gr2" style:family="graphic" style:parent-style-name="standard">
      <style:graphic-properties draw:textarea-horizontal-align="justify" draw:textarea-vertical-align="middle" draw:auto-grow-height="false" fo:min-height="0.708cm" fo:min-width="2.41cm"/>
    </style:style>
    <style:style style:name="gr3" style:family="graphic" style:parent-style-name="standard">
      <style:graphic-properties draw:textarea-horizontal-align="justify" draw:textarea-vertical-align="middle" draw:auto-grow-height="false" fo:min-height="0.706cm" fo:min-width="2.407cm"/>
    </style:style>
    <style:style style:name="gr4" style:family="graphic" style:parent-style-name="standard">
      <style:graphic-properties draw:textarea-horizontal-align="justify" draw:textarea-vertical-align="middle" draw:auto-grow-height="false" fo:min-height="0.706cm" fo:min-width="2.409cm"/>
    </style:style>
    <style:style style:name="gr5" style:family="graphic" style:parent-style-name="standard">
      <style:graphic-properties draw:textarea-horizontal-align="justify" draw:textarea-vertical-align="middle" draw:auto-grow-height="false" fo:min-height="0.707cm" fo:min-width="2.40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14cm" fo:min-width="1.7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85cm" fo:min-width="1.371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985cm" fo:min-width="1.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5.09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07cm" fo:min-width="2.41cm"/>
    </style:style>
    <style:style style:name="gr13" style:family="graphic" style:parent-style-name="standard">
      <style:graphic-properties draw:textarea-horizontal-align="justify" draw:textarea-vertical-align="middle" draw:auto-grow-height="false" fo:min-height="0.706cm" fo:min-width="2.4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3.2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0.8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0.6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0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1.5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2.921cm"/>
      <style:paragraph-properties style:writing-mode="lr-tb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737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32" style:family="graphic" style:parent-style-name="standard">
      <style:graphic-properties svg:stroke-color="#f10d0c" draw:fill-color="#ff972f" draw:textarea-horizontal-align="justify" draw:textarea-vertical-align="middle" draw:auto-grow-height="false" fo:min-height="0.53cm" fo:min-width="0.28cm"/>
      <style:paragraph-properties style:writing-mode="lr-tb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972f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907cm" svg:height="0.958cm" svg:x="8.703cm" svg:y="3.1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1cm" svg:height="0.958cm" svg:x="17.04cm" svg:y="3.1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07cm" svg:height="0.956cm" svg:x="8.703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2.909cm" svg:height="0.956cm" svg:x="17.214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2.909cm" svg:height="0.957cm" draw:transform="rotate (1.5707963267949) translate (14.03cm 8.423cm)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703cm" svg:y1="3.662cm" svg:x2="5.829cm" svg:y2="5.515cm" draw:start-shape="id1" draw:start-glue-point="3" draw:end-shape="id2" draw:end-glue-point="4" svg:d="M8703 3662h-2874v1853" svg:viewBox="0 0 2875 1854">
          <text:p/>
        </draw:connector>
        <draw:connector draw:style-name="gr6" draw:text-style-name="P1" draw:layer="layout" svg:x1="5.829cm" svg:y1="8.717cm" svg:x2="8.703cm" svg:y2="10.437cm" draw:start-shape="id2" draw:start-glue-point="8" draw:end-shape="id3" draw:end-glue-point="3" svg:d="M5829 8717v1720h2874" svg:viewBox="0 0 2875 1721">
          <text:p/>
        </draw:connector>
        <draw:connector draw:style-name="gr6" draw:text-style-name="P1" draw:layer="layout" svg:x1="22.267cm" svg:y1="15.353cm" svg:x2="14.683cm" svg:y2="17.611cm" draw:start-shape="id4" draw:start-glue-point="2" draw:end-shape="id5" draw:end-glue-point="10" svg:d="M22267 15353v2258h-7584" svg:viewBox="0 0 7585 2259">
          <text:p/>
        </draw:connector>
        <draw:connector draw:style-name="gr6" draw:text-style-name="P1" draw:layer="layout" svg:x1="11.61cm" svg:y1="10.437cm" svg:x2="17.214cm" svg:y2="10.437cm" draw:start-shape="id3" draw:start-glue-point="1" draw:end-shape="id6" draw:end-glue-point="3" svg:d="M11610 10437h5604" svg:viewBox="0 0 5605 1">
          <text:p/>
        </draw:connector>
        <draw:connector draw:style-name="gr6" draw:text-style-name="P1" draw:layer="layout" svg:x1="14.508cm" svg:y1="8.423cm" svg:x2="17.214cm" svg:y2="10.437cm" draw:start-shape="id7" draw:start-glue-point="3" draw:end-shape="id6" draw:end-glue-point="3" svg:d="M14508 8423v2014h2706" svg:viewBox="0 0 2707 2015">
          <text:p/>
        </draw:connector>
        <draw:connector draw:style-name="gr6" draw:text-style-name="P1" draw:layer="layout" svg:x1="17.04cm" svg:y1="3.662cm" svg:x2="14.508cm" svg:y2="5.514cm" draw:start-shape="id8" draw:start-glue-point="3" draw:end-shape="id7" draw:end-glue-point="1" svg:d="M17040 3662h-2532v1852" svg:viewBox="0 0 2533 1853">
          <text:p/>
        </draw:connector>
        <draw:custom-shape draw:style-name="gr7" draw:text-style-name="P2" xml:id="id2" draw:id="id2" draw:layer="layout" svg:width="3.199cm" svg:height="3.202cm" svg:x="4.229cm" svg:y="5.51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8" draw:text-style-name="P1" draw:layer="layout" svg:width="3.739cm" svg:height="4.469cm" svg:x="20.517cm" svg:y="4.8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22.382cm" svg:y1="6.099cm" svg:x2="22.382cm" svg:y2="8.297cm">
            <text:p/>
          </draw:line>
        </draw:g>
        <draw:custom-shape draw:style-name="gr10" draw:text-style-name="P4" xml:id="id9" draw:id="id9" draw:layer="layout" svg:width="3.74cm" svg:height="4.469cm" svg:x="12.623cm" svg:y="11.816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5.593cm" svg:height="1.935cm" svg:x="14.62cm" svg:y="16.066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6" draw:text-style-name="P6" draw:layer="layout" svg:x1="11.61cm" svg:y1="10.437cm" svg:x2="14.493cm" svg:y2="11.816cm" draw:start-shape="id3" draw:start-glue-point="1" draw:end-shape="id9" draw:end-glue-point="4" svg:d="M11610 10437h2883v1379" svg:viewBox="0 0 2884 1380">
          <text:p/>
        </draw:connector>
        <draw:connector draw:style-name="gr6" draw:text-style-name="P6" draw:layer="layout" svg:x1="11.61cm" svg:y1="3.662cm" svg:x2="14.508cm" svg:y2="5.514cm" draw:start-shape="id1" draw:start-glue-point="1" draw:end-shape="id7" draw:end-glue-point="1" svg:d="M11610 3662h2898v1852" svg:viewBox="0 0 2899 1853">
          <text:p/>
        </draw:connector>
        <draw:connector draw:style-name="gr6" draw:text-style-name="P6" draw:layer="layout" draw:line-skew="1.159cm 0.726cm -0.734cm" svg:x1="20.123cm" svg:y1="10.437cm" svg:x2="22.5cm" svg:y2="10.489cm" draw:start-shape="id6" draw:start-glue-point="1" draw:end-shape="id10" draw:end-glue-point="10" svg:d="M20123 10437h2144v52h233" svg:viewBox="0 0 2378 53">
          <text:p/>
        </draw:connector>
        <draw:connector draw:style-name="gr6" draw:text-style-name="P6" draw:layer="layout" svg:x1="19.95cm" svg:y1="3.662cm" svg:x2="22.386cm" svg:y2="4.802cm" draw:start-shape="id8" draw:start-glue-point="1" draw:end-shape="id11" draw:end-glue-point="0" svg:d="M19950 3662h2436v1140" svg:viewBox="0 0 2437 1141">
          <text:p/>
        </draw:connector>
        <draw:connector draw:style-name="gr6" draw:text-style-name="P6" draw:layer="layout" draw:line-skew="-0.336cm" svg:x1="22.386cm" svg:y1="9.271cm" svg:x2="22.267cm" svg:y2="12.353cm" draw:start-shape="id11" draw:start-glue-point="2" draw:end-shape="id4" draw:end-glue-point="0" svg:d="M22386 9271v1181h-119v1901" svg:viewBox="0 0 120 3083">
          <text:p/>
        </draw:connector>
        <draw:custom-shape draw:style-name="gr12" draw:text-style-name="P1" xml:id="id12" draw:id="id12" draw:layer="layout" svg:width="2.91cm" svg:height="0.957cm" svg:x="8.699cm" svg:y="17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3" draw:id="id13" draw:layer="layout" svg:width="2.911cm" svg:height="0.956cm" draw:transform="rotate (1.5707963267949) translate (5.343cm 15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1.609cm" svg:y1="17.559cm" svg:x2="14.493cm" svg:y2="16.285cm" draw:start-shape="id12" draw:start-glue-point="1" draw:end-shape="id9" draw:end-glue-point="6" svg:d="M11609 17559h2884v-1274" svg:viewBox="0 0 2885 1275">
          <text:p/>
        </draw:connector>
        <draw:connector draw:style-name="gr6" draw:text-style-name="P6" draw:layer="layout" svg:x1="5.821cm" svg:y1="12.462cm" svg:x2="8.703cm" svg:y2="10.437cm" draw:start-shape="id13" draw:start-glue-point="1" draw:end-shape="id3" draw:end-glue-point="3" svg:d="M5821 12462v-2025h2882" svg:viewBox="0 0 2883 2026">
          <text:p/>
        </draw:connector>
        <draw:connector draw:style-name="gr6" draw:text-style-name="P6" draw:layer="layout" svg:x1="5.821cm" svg:y1="15.373cm" svg:x2="8.699cm" svg:y2="17.559cm" draw:start-shape="id13" draw:start-glue-point="3" draw:end-shape="id12" draw:end-glue-point="3" svg:d="M5821 15373v2186h2878" svg:viewBox="0 0 2879 2187">
          <text:p/>
        </draw:connector>
        <draw:frame draw:style-name="gr14" draw:text-style-name="P5" draw:layer="layout" svg:width="3.754cm" svg:height="1.935cm" svg:x="24.434cm" svg:y="11.878cm">
          <draw:text-box>
            <text:p><text:span text:style-name="T2">I</text:span><text:span text:style-name="T5">c</text:span></text:p>
          </draw:text-box>
        </draw:frame>
        <draw:frame draw:style-name="gr15" draw:text-style-name="P7" draw:layer="layout" svg:width="1.298cm" svg:height="1.114cm" svg:x="9.639cm" svg:y="3.141cm">
          <draw:text-box>
            <text:p>R<text:span text:style-name="T6">1</text:span></text:p>
          </draw:text-box>
        </draw:frame>
        <draw:frame draw:style-name="gr16" draw:text-style-name="P7" draw:layer="layout" svg:width="1.348cm" svg:height="1.114cm" svg:x="9.6cm" svg:y="17.138cm">
          <draw:text-box>
            <text:p>R<text:span text:style-name="T6">7</text:span></text:p>
          </draw:text-box>
        </draw:frame>
        <draw:frame draw:style-name="gr17" draw:text-style-name="P7" draw:layer="layout" svg:width="1.396cm" svg:height="1.15cm" svg:x="18.16cm" svg:y="9.915cm">
          <draw:text-box>
            <text:p>R<text:span text:style-name="T6">5</text:span></text:p>
          </draw:text-box>
        </draw:frame>
        <draw:frame draw:style-name="gr18" draw:text-style-name="P7" draw:layer="layout" svg:width="1.367cm" svg:height="1.114cm" svg:x="9.617cm" svg:y="10.015cm">
          <draw:text-box>
            <text:p>R<text:span text:style-name="T6">4</text:span></text:p>
          </draw:text-box>
        </draw:frame>
        <draw:frame draw:style-name="gr19" draw:text-style-name="P7" draw:layer="layout" svg:width="1.162cm" svg:height="1.167cm" svg:x="13.985cm" svg:y="6.462cm">
          <draw:text-box>
            <text:p>R<text:span text:style-name="T6">3</text:span></text:p>
          </draw:text-box>
        </draw:frame>
        <draw:frame draw:style-name="gr20" draw:text-style-name="P7" draw:layer="layout" svg:width="1.507cm" svg:height="1.114cm" svg:x="17.996cm" svg:y="3.141cm">
          <draw:text-box>
            <text:p>R<text:span text:style-name="T6">2</text:span></text:p>
          </draw:text-box>
        </draw:frame>
        <draw:frame draw:style-name="gr21" draw:text-style-name="P7" draw:layer="layout" svg:width="2.02cm" svg:height="1.935cm" svg:x="5.323cm" svg:y="13.487cm">
          <draw:text-box>
            <text:p>R<text:span text:style-name="T6">6</text:span></text:p>
          </draw:text-box>
        </draw:frame>
        <draw:custom-shape draw:style-name="gr22" draw:text-style-name="P6" draw:layer="layout" svg:width="0.406cm" svg:height="0.447cm" svg:x="14.275cm" svg:y="10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0" draw:id="id10" draw:layer="layout" svg:width="0.405cm" svg:height="0.45cm" svg:x="22.095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5" draw:id="id5" draw:layer="layout" svg:width="0.407cm" svg:height="0.448cm" svg:x="14.276cm" svg:y="17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14.27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4" draw:id="id14" draw:layer="layout" svg:width="0.405cm" svg:height="0.45cm" svg:x="5.591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1.128cm" svg:height="2.536cm" svg:x="13.059cm" svg:y="5.711cm">
          <draw:text-box>
            <text:p>+</text:p>
            <text:p>V<text:span text:style-name="T6">b</text:span></text:p>
            <text:p>-</text:p>
          </draw:text-box>
        </draw:frame>
        <draw:line draw:style-name="gr25" draw:text-style-name="P8" draw:layer="layout" svg:x1="6.94cm" svg:y1="12.462cm" svg:x2="6.94cm" svg:y2="15.74cm">
          <text:p/>
        </draw:line>
        <draw:frame draw:style-name="gr26" draw:text-style-name="P9" draw:layer="layout" svg:width="3.192cm" svg:height="3.171cm" svg:x="7.194cm" svg:y="12.89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7" draw:text-style-name="P8" draw:layer="layout" svg:x1="22.268cm" svg:y1="12.353cm" svg:x2="22.268cm" svg:y2="13.35cm">
            <text:p/>
          </draw:line>
          <draw:line draw:style-name="gr27" draw:text-style-name="P8" draw:layer="layout" svg:x1="20.946cm" svg:y1="13.358cm" svg:x2="23.587cm" svg:y2="13.358cm">
            <text:p/>
          </draw:line>
          <draw:line draw:style-name="gr27" draw:text-style-name="P8" draw:layer="layout" svg:x1="20.947cm" svg:y1="14.361cm" svg:x2="23.588cm" svg:y2="14.361cm">
            <text:p/>
          </draw:line>
          <draw:line draw:style-name="gr27" draw:text-style-name="P8" draw:layer="layout" svg:x1="22.268cm" svg:y1="14.356cm" svg:x2="22.268cm" svg:y2="15.353cm">
            <text:p/>
          </draw:line>
        </draw:g>
        <draw:line draw:style-name="gr25" draw:text-style-name="P8" draw:layer="layout" svg:x1="23.993cm" svg:y1="12.4cm" svg:x2="23.993cm" svg:y2="15.678cm">
          <text:p/>
        </draw:line>
        <draw:frame draw:style-name="gr28" draw:text-style-name="P7" draw:layer="layout" svg:width="1.237cm" svg:height="1.055cm" svg:x="22.547cm" svg:y="14.54cm">
          <draw:text-box>
            <text:p>C</text:p>
          </draw:text-box>
        </draw:frame>
        <draw:g xml:id="id15" draw:id="id15">
          <draw:line draw:style-name="gr29" draw:text-style-name="P8" draw:layer="layout" svg:x1="4.445cm" svg:y1="11.63cm" svg:x2="2.317cm" svg:y2="11.649cm">
            <text:p/>
          </draw:line>
          <draw:line draw:style-name="gr29" draw:text-style-name="P8" draw:layer="layout" svg:x1="4.447cm" svg:y1="11.619cm" svg:x2="2.319cm" svg:y2="11.638cm">
            <text:p/>
          </draw:line>
          <draw:line draw:style-name="gr29" draw:text-style-name="P8" draw:layer="layout" svg:x1="2.899cm" svg:y1="12.057cm" svg:x2="3.957cm" svg:y2="12.057cm">
            <text:p/>
          </draw:line>
          <draw:line draw:style-name="gr29" draw:text-style-name="P8" draw:layer="layout" svg:x1="3.184cm" svg:y1="12.424cm" svg:x2="3.693cm" svg:y2="12.424cm">
            <text:p/>
          </draw:line>
          <draw:line draw:style-name="gr29" draw:text-style-name="P8" draw:layer="layout" svg:x1="3.41cm" svg:y1="11.604cm" svg:x2="3.419cm" svg:y2="10.659cm">
            <text:p/>
          </draw:line>
        </draw:g>
        <draw:connector draw:style-name="gr30" draw:text-style-name="P6" draw:layer="layout" svg:x1="5.591cm" svg:y1="10.489cm" svg:x2="3.382cm" svg:y2="10.659cm" draw:start-shape="id14" draw:start-glue-point="6" draw:end-shape="id15" draw:end-glue-point="0" svg:d="M5591 10489h-548v-380h-1661v550" svg:viewBox="0 0 2210 551">
          <text:p/>
        </draw:connector>
        <draw:custom-shape draw:style-name="gr31" draw:text-style-name="P6" draw:layer="layout" svg:width="0.406cm" svg:height="0.449cm" svg:x="5.694cm" svg:y="17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6cm" svg:height="0.448cm" svg:x="5.694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22.211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draw:layer="layout" svg:width="0.864cm" svg:height="0.864cm" svg:x="5.871cm" svg:y="2.371cm">
          <text:p text:style-name="P10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0.864cm" svg:height="0.864cm" svg:x="14.592cm" svg:y="2.371cm">
          <text:p text:style-name="P10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0.864cm" svg:height="0.864cm" svg:x="22.689cm" svg:y="2.371cm">
          <text:p text:style-name="P10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0.864cm" svg:height="0.864cm" svg:x="14.61cm" svg:y="9.4cm">
          <text:p text:style-name="P10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0.864cm" svg:height="0.864cm" svg:x="22.648cm" svg:y="9.435cm">
          <text:p text:style-name="P10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0.864cm" svg:height="0.864cm" svg:x="5.963cm" svg:y="17.996cm">
          <text:p text:style-name="P10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0.864cm" svg:height="0.864cm" svg:x="14.49cm" svg:y="18.017cm">
          <text:p text:style-name="P10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0.864cm" svg:height="0.864cm" svg:x="6.033cm" svg:y="10.681cm">
          <text:p text:style-name="P10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4-05T10:55:24.879548834</dc:date>
    <meta:editing-duration>PT21H57M7S</meta:editing-duration>
    <meta:editing-cycles>26</meta:editing-cycles>
    <meta:generator>LibreOffice/6.4.6.2$Linux_X86_64 LibreOffice_project/40$Build-2</meta:generator>
    <meta:document-statistic meta:object-count="88"/>
  </office:meta>
</office:document-meta>
</file>